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3" style:family="table-cell" style:parent-style-name="Default">
      <style:table-cell-properties fo:background-color="#ff0000"/>
    </style:style>
    <style:style style:name="ce2" style:family="table-cell" style:parent-style-name="Default">
      <style:table-cell-properties fo:background-color="#ffff00"/>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office:value-type="string" calcext:value-type="string">
            <text:p>adm</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office:value-type="string" calcext:value-type="string">
            <text:p>caro</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table-cell office:value-type="string" calcext:value-type="string">
            <text:p>decep</text:p>
          </table:table-cell>
          <table:table-cell table:number-columns-repeated="2"/>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table-cell office:value-type="string" calcext:value-type="string">
            <text:p>gamb</text:p>
          </table:table-cell>
          <table:table-cell table:number-columns-repeated="2"/>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7"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ript</text:p>
          </table:table-cell>
          <table:table-cell table:number-columns-repeated="5"/>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office:value-type="string" calcext:value-type="string">
            <text:p>injury.</text:p>
          </table:table-cell>
          <table:table-cell table:number-columns-repeated="5"/>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1" office:value-type="string" calcext:value-type="string">
            <text:p>none.</text:p>
          </table:table-cell>
          <table:table-cell table:number-columns-repeated="5"/>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office:value-type="string" calcext:value-type="string">
            <text:p>choose: gain rival, gain enemy.</text:p>
          </table:table-cell>
          <table:table-cell table:number-columns-repeated="5"/>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table:style-name="ce1"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office:value-type="string" calcext:value-type="string">
            <text:p>gain contact.</text:p>
          </table:table-cell>
          <table:table-cell table:number-columns-repeated="5"/>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table:style-name="ce3" office:value-type="string" calcext:value-type="string">
            <text:p>choose: gain rival, gain enemy; choose: lose ally, lose rival.</text:p>
          </table:table-cell>
          <table:table-cell table:number-columns-repeated="5"/>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table:style-name="ce1" office:value-type="string" calcext:value-type="string">
            <text:p>+2 qual.</text:p>
          </table:table-cell>
          <table:table-cell table:number-columns-repeated="5"/>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table:style-name="ce1" office:value-type="string" calcext:value-type="string">
            <text:p>+2 benefit.</text:p>
          </table:table-cell>
          <table:table-cell table:number-columns-repeated="5"/>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table:style-name="ce1" office:value-type="string" calcext:value-type="string">
            <text:p>choose: -1 benefit, prison.</text:p>
          </table:table-cell>
          <table:table-cell table:number-columns-repeated="5"/>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office:value-type="string" calcext:value-type="string">
            <text:p>unusual event.</text:p>
          </table:table-cell>
          <table:table-cell table:number-columns-repeated="5"/>
        </table:table-row>
        <table:table-row table:style-name="ro1">
          <table:table-cell office:value-type="string" calcext:value-type="string">
            <text:p>edu</text:p>
          </table:table-cell>
          <table:table-cell office:value-type="float" office:value="2" calcext:value-type="float">
            <text:p>2</text:p>
          </table:table-cell>
          <table:table-cell table:style-name="ce1"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1" office:value-type="string" calcext:value-type="string">
            <text:p>choose: test psi, none</text:p>
          </table:table-cell>
          <table:table-cell table:number-columns-repeated="5"/>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cell table:number-columns-repeated="5"/>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1" office:value-type="string" calcext:value-type="string">
            <text:p>roll soc 8+: gain rival, gain enemy, prison.</text:p>
          </table:table-cell>
          <table:table-cell table:number-columns-repeated="5"/>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table:style-name="ce1" office:value-type="string" calcext:value-type="string">
            <text:p>gain carouse 1.</text:p>
          </table:table-cell>
          <table:table-cell table:number-columns-repeated="5"/>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1" office:value-type="string" calcext:value-type="string">
            <text:p>roll d3: gain 1 ally, gain 2 ally, gain 3 ally.</text:p>
          </table:table-cell>
          <table:table-cell table:number-columns-repeated="5"/>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1" office:value-type="string" calcext:value-type="string">
            <text:p>roll soc 8+: gain rival AND gain enemy, none.</text:p>
          </table:table-cell>
          <table:table-cell table:number-columns-repeated="5"/>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skill 0 not joat.</text:p>
          </table:table-cell>
          <table:table-cell table:number-columns-repeated="5"/>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3"/>
          <table:table-cell table:number-columns-repeated="5"/>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roll soc 9+: none, (choose: drifter, war draft.)</text:p>
          </table:table-cell>
          <table:table-cell table:number-columns-repeated="5"/>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office:value-type="string" calcext:value-type="string">
            <text:p>gain soc.</text:p>
          </table:table-cell>
          <table:table-cell table:number-columns-repeated="5"/>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1" office:value-type="string" calcext:value-type="string">
            <text:p>roll investigate 8+ or streetwise 8+: (choose: gain deception +1, gain joat +1, gain persaude +1, gain tactics +1), mishap.</text:p>
          </table:table-cell>
          <table:table-cell table:number-columns-repeated="5"/>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1" office:value-type="string" calcext:value-type="string">
            <text:p>+1 career benefit.</text:p>
          </table:table-cell>
          <table:table-cell table:number-columns-repeated="5"/>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1" office:value-type="string" calcext:value-type="string">
            <text:p>roll d3: gain 1 contact, gain 2 contact, gain 3 contact.</text:p>
          </table:table-cell>
          <table:table-cell table:number-columns-repeated="5"/>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style-name="ce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office:value-type="string" calcext:value-type="string">
            <text:p>choose: gain drive 1, gain flyer 1, gain pilot 1, gain gunner 1.</text:p>
          </table:table-cell>
          <table:table-cell table:number-columns-repeated="5"/>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style-name="ce1" office:value-type="string" calcext:value-type="string">
            <text:p>choose: gain investigate +1, +4 advancement.</text:p>
          </table:table-cell>
          <table:table-cell table:number-columns-repeated="5"/>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style-name="ce3" office:value-type="string" calcext:value-type="string">
            <text:p>RIDING DOESN’T EXIST choose: gain vacc 1, gain engineer 1, gain riding 1, gain training 1, gain recon 1.</text:p>
          </table:table-cell>
          <table:table-cell table:number-columns-repeated="5"/>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office:value-type="string" calcext:value-type="string">
            <text:p>choose: gain stealth 1, gain streetwise 1, gain persuade 1, gain recon 1.</text:p>
          </table:table-cell>
          <table:table-cell table:number-columns-repeated="5"/>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office:value-type="string" calcext:value-type="string">
            <text:p>roll edu 8+: (choose: gain guns OR gain leadership), injury.</text:p>
          </table:table-cell>
          <table:table-cell table:number-columns-repeated="5"/>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style-name="ce3"/>
          <table:table-cell table:number-columns-repeated="5"/>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office:value-type="string" calcext:value-type="string">
            <text:p>choose: gain Admin 1, gain Investigate 1, gain Deception 1, gain Recon 1.</text:p>
          </table:table-cell>
          <table:table-cell table:number-columns-repeated="5"/>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style-name="ce1" office:value-type="string" calcext:value-type="string">
            <text:p>choose: gain mil 1, +4 advancement.</text:p>
          </table:table-cell>
          <table:table-cell table:number-columns-repeated="5"/>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 office:value-type="string" calcext:value-type="string">
            <text:p>promotion or commission</text:p>
          </table:table-cell>
          <table:table-cell table:number-columns-repeated="5"/>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style-name="ce3"/>
          <table:table-cell table:number-columns-repeated="5"/>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office:value-type="string" calcext:value-type="string">
            <text:p>choose: gain Mechanic +1, gain Drive +1, gain Electronics +1, gain Flyer +1, gain Engineer +1.</text:p>
          </table:table-cell>
          <table:table-cell table:number-columns-repeated="5"/>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style-name="ce3"/>
          <table:table-cell table:number-columns-repeated="5"/>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style-name="ce3"/>
          <table:table-cell table:number-columns-repeated="5"/>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office:value-type="string" calcext:value-type="string">
            <text:p>choose: gain Electronics +1, gain Engineer +1.</text:p>
          </table:table-cell>
          <table:table-cell table:number-columns-repeated="5"/>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style-name="ce1" office:value-type="string" calcext:value-type="string">
            <text:p>gain ally AND choose: gain diplo 1, +4 advancement.</text:p>
          </table:table-cell>
          <table:table-cell table:number-columns-repeated="5"/>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style-name="ce1" office:value-type="string" calcext:value-type="string">
            <text:p>choose: none, gain patron AND +4 qual</text:p>
          </table:table-cell>
          <table:table-cell table:number-columns-repeated="5"/>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office:value-type="string" calcext:value-type="string">
            <text:p>choose: gain surv +1, gain street+1, gain melee +1, gain joat +1.</text:p>
          </table:table-cell>
          <table:table-cell table:number-columns-repeated="5"/>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style-name="ce3" office:value-type="string" calcext:value-type="string">
            <text:p>gain enemy AND choose roll melee 8+: none, injury OR choose roll guns 8+: none, injury OR choose roll stealth 8+: none, injury</text:p>
          </table:table-cell>
          <table:table-cell table:number-columns-repeated="5"/>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style-name="ce3"/>
          <table:table-cell table:number-columns-repeated="5"/>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style-name="ce3"/>
          <table:table-cell table:number-columns-repeated="5"/>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office:value-type="string" calcext:value-type="string">
            <text:p>drafted.</text:p>
          </table:table-cell>
          <table:table-cell table:number-columns-repeated="5"/>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style-name="ce1" office:value-type="string" calcext:value-type="string">
            <text:p>roll art 8+ or investigate 8+: +1 soc, -1 soc</text:p>
          </table:table-cell>
          <table:table-cell table:number-columns-repeated="5"/>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office:value-type="string" calcext:value-type="string">
            <text:p>choose: gain carouse 1, gain steward 1, gain persuade 1, gain contact.</text:p>
          </table:table-cell>
          <table:table-cell table:number-columns-repeated="5"/>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office:value-type="string" calcext:value-type="string">
            <text:p>gain ally AND +2 advancement.</text:p>
          </table:table-cell>
          <table:table-cell table:number-columns-repeated="5"/>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style-name="ce3"/>
          <table:table-cell table:number-columns-repeated="5"/>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style-name="ce1" office:value-type="string" calcext:value-type="string">
            <text:p>roll d3: gain 1 contact, gain 2 contact, gain 3 contact.</text:p>
          </table:table-cell>
          <table:table-cell table:number-columns-repeated="5"/>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office:value-type="string" calcext:value-type="string">
            <text:p>choose: gain street 1, gain recon 1, gain investigate 1, gain stealth 1.</text:p>
          </table:table-cell>
          <table:table-cell table:number-columns-repeated="5"/>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office:value-type="string" calcext:value-type="string">
            <text:p>choose: gain street 1, gain surv 1, gain deception 1, gain stealth 1.</text:p>
          </table:table-cell>
          <table:table-cell table:number-columns-repeated="5"/>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office:value-type="string" calcext:value-type="string">
            <text:p>choose: gain vacc +1, gain a.dex +1.</text:p>
          </table:table-cell>
          <table:table-cell table:number-columns-repeated="5"/>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3"/>
          <table:table-cell table:number-columns-repeated="5"/>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style-name="ce3"/>
          <table:table-cell table:number-columns-repeated="5"/>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office:value-type="string" calcext:value-type="string">
            <text:p>choose: gain guns 1, gain recon 1, gain leader 1, gain comms 1.</text:p>
          </table:table-cell>
          <table:table-cell table:number-columns-repeated="5"/>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office:value-type="string" calcext:value-type="string">
            <text:p>choose: gain enemy AND +2 advancement, gain ally.</text:p>
          </table:table-cell>
          <table:table-cell table:number-columns-repeated="5"/>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office:value-type="string" calcext:value-type="string">
            <text:p>+2 advancement.</text:p>
          </table:table-cell>
          <table:table-cell table:number-columns-repeated="5"/>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style-name="ce1" office:value-type="string" calcext:value-type="string">
            <text:p>choose: gain tactics 1, +4 advancement.</text:p>
          </table:table-cell>
          <table:table-cell table:number-columns-repeated="5"/>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 office:value-type="string" calcext:value-type="string">
            <text:p>promotion or commission</text:p>
          </table:table-cell>
          <table:table-cell table:number-columns-repeated="5"/>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office:value-type="string" calcext:value-type="string">
            <text:p>choose: gain enemy, roll decep 8+ or persuade 8+ or street 8+: +1 benefit roll AND gain street 1</text:p>
          </table:table-cell>
          <table:table-cell table:number-columns-repeated="5"/>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office:value-type="string" calcext:value-type="string">
            <text:p>choose: gain Profession 1, gain Electronics 1, gain Engineer 1, gain Animals 1, gain Science 1.</text:p>
          </table:table-cell>
          <table:table-cell table:number-columns-repeated="5"/>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style-name="ce3"/>
          <table:table-cell table:number-columns-repeated="5"/>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office:value-type="string" calcext:value-type="string">
            <text:p>gain contact</text:p>
          </table:table-cell>
          <table:table-cell table:number-columns-repeated="5"/>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office:value-type="string" calcext:value-type="string">
            <text:p>(choose: gain Advocate 1, gain Admin 1, gain Diplomat 1, gain Investigate 1) AND roll 2d6: 2=prison.</text:p>
          </table:table-cell>
          <table:table-cell table:number-columns-repeated="5"/>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style-name="ce3"/>
          <table:table-cell table:number-columns-repeated="5"/>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style-name="ce1" office:value-type="string" calcext:value-type="string">
            <text:p>gain ally AND choose: gain carouse +1, +4 advancement.</text:p>
          </table:table-cell>
          <table:table-cell table:number-columns-repeated="5"/>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style-name="ce3"/>
          <table:table-cell table:number-columns-repeated="5"/>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3"/>
          <table:table-cell table:number-columns-repeated="5"/>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office:value-type="string" calcext:value-type="string">
            <text:p>choose: gain eng 1, gain elec 1, gain pilot 1, gain gunner 1.</text:p>
          </table:table-cell>
          <table:table-cell table:number-columns-repeated="5"/>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office:value-type="string" calcext:value-type="string">
            <text:p>choose: gain recon 1, gain steward 1, gain diplo 1, gain contact.</text:p>
          </table:table-cell>
          <table:table-cell table:number-columns-repeated="5"/>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style-name="ce1" office:value-type="string" calcext:value-type="string">
            <text:p>choose: gain +1 career benefit, +2 advancement</text:p>
          </table:table-cell>
          <table:table-cell table:number-columns-repeated="5"/>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style-name="ce1" office:value-type="string" calcext:value-type="string">
            <text:p>choose: gain naval 1, +4 advancement.</text:p>
          </table:table-cell>
          <table:table-cell table:number-columns-repeated="5"/>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 office:value-type="string" calcext:value-type="string">
            <text:p>promotion or commission</text:p>
          </table:table-cell>
          <table:table-cell table:number-columns-repeated="5"/>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style-name="ce2"/>
          <table:table-cell table:number-columns-repeated="5"/>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office:value-type="string" calcext:value-type="string">
            <text:p>choose: gain riding 1, gain Art 1, gain Carouse 1, gain Streetwise 1.</text:p>
          </table:table-cell>
          <table:table-cell table:number-columns-repeated="5"/>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office:value-type="string" calcext:value-type="string">
            <text:p>gain rival AND choose: gain Advocate +1, gain Admin +1, gain Diplomacy +1, gain Persuade +1.</text:p>
          </table:table-cell>
          <table:table-cell table:number-columns-repeated="5"/>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style-name="ce2"/>
          <table:table-cell table:number-columns-repeated="5"/>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office:value-type="string" calcext:value-type="string">
            <text:p>gain rival AND gain ally AND choose: gain Carouse +1, gain Diplomat +1, gain Persuade +1, gain Steward +1.</text:p>
          </table:table-cell>
          <table:table-cell table:number-columns-repeated="5"/>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style-name="ce1" office:value-type="string" calcext:value-type="string">
            <text:p>gain ally AND choose: gain leader +1, +4 advancement.</text:p>
          </table:table-cell>
          <table:table-cell table:number-columns-repeated="5"/>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style-name="ce2"/>
          <table:table-cell table:number-columns-repeated="5"/>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office:value-type="string" calcext:value-type="string">
            <text:p>choose: gain elec 1, gain mech 1.</text:p>
          </table:table-cell>
          <table:table-cell table:number-columns-repeated="5"/>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office:value-type="string" calcext:value-type="string">
            <text:p>+2 benefit AND gain enemy.</text:p>
          </table:table-cell>
          <table:table-cell table:number-columns-repeated="5"/>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style-name="ce1" office:value-type="string" calcext:value-type="string">
            <text:p>choose: gain ally, +4 advancement.</text:p>
          </table:table-cell>
          <table:table-cell table:number-columns-repeated="5"/>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office:value-type="string" calcext:value-type="string">
            <text:p>choose: gain Streetwise 1, gain Stealth 1, gain Melee 1, gain Guns 1.</text:p>
          </table:table-cell>
          <table:table-cell table:number-columns-repeated="5"/>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office:value-type="string" calcext:value-type="string">
            <text:p>roll stealth 8+ or guns 8+: +1 benefit roll, injury.</text:p>
          </table:table-cell>
          <table:table-cell table:number-columns-repeated="5"/>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style-name="ce3"/>
          <table:table-cell table:number-columns-repeated="5"/>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style-name="ce1" office:value-type="string" calcext:value-type="string">
            <text:p>choose: gain mil 1, +4 advancement.</text:p>
          </table:table-cell>
          <table:table-cell table:number-columns-repeated="5"/>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hol</text:p>
          </table:table-cell>
          <table:table-cell office:value-type="float" office:value="3" calcext:value-type="float">
            <text:p>3</text:p>
          </table:table-cell>
          <table:table-cell table:style-name="ce1" office:value-type="string" calcext:value-type="string">
            <text:p>You are called upon to perform research that goes against your conscience. Accept, and you gain an extra Benefit roll, a level in each of any two Science skill specialties and D3 Enemies.</text:p>
          </table:table-cell>
          <table:table-cell table:style-name="ce3" office:value-type="string" calcext:value-type="string">
            <text:p>CAN’T HAVE 2 OF THE SAME SKILL TRY JUST NOT PUTTING A PERIOD AT THE END AND THEN WRAPPING IT IN ANOTHER METHOD? choose: none, gain +1 benefit roll AND gain +1 sci AND gain +1 sci AND (roll d3: gain 1 enemy, gain 2 enemy, gain 3 enemy)</text:p>
          </table:table-cell>
          <table:table-cell table:number-columns-repeated="4"/>
          <table:table-cell table:style-name="ce1"/>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office:value-type="string" calcext:value-type="string">
            <text:p>choose: gain med 1, gain sci 1, gain elec 1, gain eng 1, gain Investigate 1.</text:p>
          </table:table-cell>
          <table:table-cell table:number-columns-repeated="5"/>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style-name="ce3"/>
          <table:table-cell table:number-columns-repeated="5"/>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style-name="ce3"/>
          <table:table-cell table:number-columns-repeated="5"/>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office:value-type="string" calcext:value-type="string">
            <text:p>choose: gain adm 1, gain advo 1, gain diplo 1, gain persuade 1.</text:p>
          </table:table-cell>
          <table:table-cell table:number-columns-repeated="5"/>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style-name="ce1" office:value-type="string" calcext:value-type="string">
            <text:p>gain ally AND choose: gain sci +1, +4 advancement.</text:p>
          </table:table-cell>
          <table:table-cell table:number-columns-repeated="5"/>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t</text:p>
          </table:table-cell>
          <table:table-cell office:value-type="float" office:value="3" calcext:value-type="float">
            <text:p>3</text:p>
          </table:table-cell>
          <table:table-cell table:style-name="ce1"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style-name="ce3"/>
          <table:table-cell table:number-columns-repeated="5"/>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style-name="ce1" office:value-type="string" calcext:value-type="string">
            <text:p>choose: gain riding 1, gain training 1, gain surv 1, gain recon 1, gain sci 1.</text:p>
          </table:table-cell>
          <table:table-cell table:number-columns-repeated="5"/>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style-name="ce1" office:value-type="string" calcext:value-type="string">
            <text:p>choose: gain astro 1, gain elec 1, gain nav 1, gain mech 1, gain small 1.</text:p>
          </table:table-cell>
          <table:table-cell table:number-columns-repeated="5"/>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office:value-type="string" calcext:value-type="string">
            <text:p>roll elec 8+ or decep 8+: gain ally AND +2 advancement, mishap no leave.</text:p>
          </table:table-cell>
          <table:table-cell table:number-columns-repeated="5"/>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office:value-type="string" calcext:value-type="string">
            <text:p>roll med 8+ or eng 8+: gain contact AND +2 advancement, gain enemy.</text:p>
          </table:table-cell>
          <table:table-cell table:number-columns-repeated="5"/>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office:value-type="string" calcext:value-type="string">
            <text:p>roll surv 8+ or pilot 8+: gain contact AND gain skill, mishap no leave.</text:p>
          </table:table-cell>
          <table:table-cell table:number-columns-repeated="5"/>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style-name="ce1" office:value-type="string" calcext:value-type="string">
            <text:p>choose: gain diplo +1, +4 advancement.</text:p>
          </table:table-cell>
          <table:table-cell table:number-columns-repeated="5"/>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office:value-type="string" calcext:value-type="string">
            <text:p>choose: none, roll stealth 10+ or decep 10+: leave, parole +2.</text:p>
          </table:table-cell>
          <table:table-cell table:number-columns-repeated="5"/>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office:value-type="string" calcext:value-type="string">
            <text:p>roll end 8+: parole -1 AND (choose: gain ath 1, gain mech 1, gain unarmed 1), parole +1.</text:p>
          </table:table-cell>
          <table:table-cell table:number-columns-repeated="5"/>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style-name="ce2"/>
          <table:table-cell table:number-columns-repeated="5"/>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office:value-type="string" calcext:value-type="string">
            <text:p>roll edu 8+: gain skill not joat.</text:p>
          </table:table-cell>
          <table:table-cell table:number-columns-repeated="5"/>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style-name="ce2"/>
          <table:table-cell table:number-columns-repeated="5"/>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office:value-type="string" calcext:value-type="string">
            <text:p>parole -1</text:p>
          </table:table-cell>
          <table:table-cell table:number-columns-repeated="5"/>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style-name="ce2"/>
          <table:table-cell table:number-columns-repeated="5"/>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office:value-type="string" calcext:value-type="string">
            <text:p>choose: gain adm, gain advo, gain comp, gain stew.</text:p>
          </table:table-cell>
          <table:table-cell table:number-columns-repeated="5"/>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office:value-type="string" calcext:value-type="string">
            <text:p>parole -2</text:p>
          </table:table-cell>
          <table:table-cell table:number-columns-repeated="5"/>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style-name="ce3"/>
          <table:table-cell table:number-columns-repeated="5"/>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29T14:37:49.549000000</dc:date>
    <meta:editing-duration>P1DT10H38M27S</meta:editing-duration>
    <meta:editing-cycles>166</meta:editing-cycles>
    <meta:generator>LibreOffice/7.3.6.2$Windows_X86_64 LibreOffice_project/c28ca90fd6e1a19e189fc16c05f8f8924961e12e</meta:generator>
    <meta:document-statistic meta:table-count="6" meta:cell-count="1336" meta:object-count="0"/>
  </office:meta>
</office:document-meta>
</file>